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Ralf, CPU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Bench 1, Config 1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2" office:value-type="string" calcext:value-type="string">
            <text:p>e69235f0</text:p>
          </table:table-cell>
          <table:table-cell table:style-name="ce2" office:value-type="string" calcext:value-type="string">
            <text:p>091226fe</text:p>
          </table:table-cell>
          <table:table-cell table:style-name="ce2" office:value-type="string" calcext:value-type="string">
            <text:p>c3e4878f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89.817" calcext:value-type="float">
            <text:p>89.82</text:p>
          </table:table-cell>
          <table:table-cell office:value-type="float" office:value="75.098" calcext:value-type="float">
            <text:p>75.1</text:p>
          </table:table-cell>
          <table:table-cell office:value-type="float" office:value="79.837" calcext:value-type="float">
            <text:p>79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65.067" calcext:value-type="float">
            <text:p>65.07</text:p>
          </table:table-cell>
          <table:table-cell office:value-type="float" office:value="63.748" calcext:value-type="float">
            <text:p>63.75</text:p>
          </table:table-cell>
          <table:table-cell office:value-type="float" office:value="52.965" calcext:value-type="float">
            <text:p>52.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63.842" calcext:value-type="float">
            <text:p>63.84</text:p>
          </table:table-cell>
          <table:table-cell office:value-type="float" office:value="62.09" calcext:value-type="float">
            <text:p>62.09</text:p>
          </table:table-cell>
          <table:table-cell office:value-type="float" office:value="51.566" calcext:value-type="float">
            <text:p>51.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62.898" calcext:value-type="float">
            <text:p>62.9</text:p>
          </table:table-cell>
          <table:table-cell office:value-type="float" office:value="61.941" calcext:value-type="float">
            <text:p>61.94</text:p>
          </table:table-cell>
          <table:table-cell office:value-type="float" office:value="51.586" calcext:value-type="float">
            <text:p>51.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64.183" calcext:value-type="float">
            <text:p>64.18</text:p>
          </table:table-cell>
          <table:table-cell office:value-type="float" office:value="62.094" calcext:value-type="float">
            <text:p>62.09</text:p>
          </table:table-cell>
          <table:table-cell office:value-type="float" office:value="51.504" calcext:value-type="float">
            <text:p>5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 6</text:p>
          </table:table-cell>
          <table:table-cell office:value-type="float" office:value="72.05" calcext:value-type="float">
            <text:p>72.05</text:p>
          </table:table-cell>
          <table:table-cell office:value-type="float" office:value="62.388" calcext:value-type="float">
            <text:p>62.39</text:p>
          </table:table-cell>
          <table:table-cell office:value-type="float" office:value="51.597" calcext:value-type="float">
            <text:p>5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 7</text:p>
          </table:table-cell>
          <table:table-cell office:value-type="float" office:value="68.759" calcext:value-type="float">
            <text:p>68.76</text:p>
          </table:table-cell>
          <table:table-cell office:value-type="float" office:value="64.626" calcext:value-type="float">
            <text:p>64.63</text:p>
          </table:table-cell>
          <table:table-cell office:value-type="float" office:value="51.556" calcext:value-type="float">
            <text:p>5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 8</text:p>
          </table:table-cell>
          <table:table-cell office:value-type="float" office:value="66.865" calcext:value-type="float">
            <text:p>66.87</text:p>
          </table:table-cell>
          <table:table-cell office:value-type="float" office:value="68.72" calcext:value-type="float">
            <text:p>68.72</text:p>
          </table:table-cell>
          <table:table-cell office:value-type="float" office:value="51.513" calcext:value-type="float">
            <text:p>51.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 9</text:p>
          </table:table-cell>
          <table:table-cell office:value-type="float" office:value="65.214" calcext:value-type="float">
            <text:p>65.21</text:p>
          </table:table-cell>
          <table:table-cell office:value-type="float" office:value="68.016" calcext:value-type="float">
            <text:p>68.02</text:p>
          </table:table-cell>
          <table:table-cell office:value-type="float" office:value="54.277" calcext:value-type="float">
            <text:p>54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 10</text:p>
          </table:table-cell>
          <table:table-cell office:value-type="float" office:value="65.07" calcext:value-type="float">
            <text:p>65.07</text:p>
          </table:table-cell>
          <table:table-cell office:value-type="float" office:value="68.385" calcext:value-type="float">
            <text:p>68.39</text:p>
          </table:table-cell>
          <table:table-cell office:value-type="float" office:value="54.298" calcext:value-type="float">
            <text:p>54.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3" table:formula="of:=AVERAGE([.B5:.B14])" office:value-type="float" office:value="68.3765" calcext:value-type="float">
            <text:p>68.38</text:p>
          </table:table-cell>
          <table:table-cell table:style-name="ce3" table:formula="of:=AVERAGE([.C5:.C14])" office:value-type="float" office:value="65.7106" calcext:value-type="float">
            <text:p>65.71</text:p>
          </table:table-cell>
          <table:table-cell table:style-name="ce3" table:formula="of:=AVERAGE([.D5:.D14])" office:value-type="float" office:value="55.0699" calcext:value-type="float">
            <text:p>55.07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3" table:formula="of:=MEDIAN([.B5:.B14])" office:value-type="float" office:value="65.142" calcext:value-type="float">
            <text:p>65.14</text:p>
          </table:table-cell>
          <table:table-cell table:style-name="ce3" table:formula="of:=MEDIAN([.C5:.C14])" office:value-type="float" office:value="64.187" calcext:value-type="float">
            <text:p>64.19</text:p>
          </table:table-cell>
          <table:table-cell table:style-name="ce3" table:formula="of:=MEDIAN([.D5:.D14])" office:value-type="float" office:value="51.5915" calcext:value-type="float">
            <text:p>51.59</text:p>
          </table:table-cell>
          <table:table-cell table:style-name="ce3"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1" office:value-type="string" calcext:value-type="string">
            <text:p>Bench 1, Config 2</text:p>
          </table:table-cell>
          <table:table-cell table:number-columns-repeated="1023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091226fe</text:p>
          </table:table-cell>
          <table:table-cell table:style-name="ce2" office:value-type="string" calcext:value-type="string">
            <text:p>c3e4878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 1</text:p>
          </table:table-cell>
          <table:table-cell/>
          <table:table-cell office:value-type="float" office:value="241.375" calcext:value-type="float">
            <text:p>241.38</text:p>
          </table:table-cell>
          <table:table-cell office:value-type="float" office:value="203.492" calcext:value-type="float">
            <text:p>203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 2</text:p>
          </table:table-cell>
          <table:table-cell/>
          <table:table-cell office:value-type="float" office:value="241.772" calcext:value-type="float">
            <text:p>241.77</text:p>
          </table:table-cell>
          <table:table-cell office:value-type="float" office:value="192.318" calcext:value-type="float">
            <text:p>192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 3</text:p>
          </table:table-cell>
          <table:table-cell/>
          <table:table-cell office:value-type="float" office:value="236.935" calcext:value-type="float">
            <text:p>236.94</text:p>
          </table:table-cell>
          <table:table-cell office:value-type="float" office:value="192.105" calcext:value-type="float">
            <text:p>192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 4</text:p>
          </table:table-cell>
          <table:table-cell/>
          <table:table-cell office:value-type="float" office:value="239.433" calcext:value-type="float">
            <text:p>239.43</text:p>
          </table:table-cell>
          <table:table-cell office:value-type="float" office:value="191.348" calcext:value-type="float">
            <text:p>191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 5</text:p>
          </table:table-cell>
          <table:table-cell/>
          <table:table-cell office:value-type="float" office:value="247.261" calcext:value-type="float">
            <text:p>247.26</text:p>
          </table:table-cell>
          <table:table-cell office:value-type="float" office:value="193.761" calcext:value-type="float">
            <text:p>193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 6</text:p>
          </table:table-cell>
          <table:table-cell/>
          <table:table-cell office:value-type="float" office:value="243.227" calcext:value-type="float">
            <text:p>243.23</text:p>
          </table:table-cell>
          <table:table-cell office:value-type="float" office:value="209.752" calcext:value-type="float">
            <text:p>20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 7</text:p>
          </table:table-cell>
          <table:table-cell/>
          <table:table-cell office:value-type="float" office:value="239.142" calcext:value-type="float">
            <text:p>239.14</text:p>
          </table:table-cell>
          <table:table-cell office:value-type="float" office:value="189.84" calcext:value-type="float">
            <text:p>189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 8</text:p>
          </table:table-cell>
          <table:table-cell/>
          <table:table-cell office:value-type="float" office:value="237.047" calcext:value-type="float">
            <text:p>237.05</text:p>
          </table:table-cell>
          <table:table-cell office:value-type="float" office:value="189.729" calcext:value-type="float">
            <text:p>189.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 9</text:p>
          </table:table-cell>
          <table:table-cell/>
          <table:table-cell office:value-type="float" office:value="239.609" calcext:value-type="float">
            <text:p>239.61</text:p>
          </table:table-cell>
          <table:table-cell office:value-type="float" office:value="188.874" calcext:value-type="float">
            <text:p>188.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 10</text:p>
          </table:table-cell>
          <table:table-cell/>
          <table:table-cell office:value-type="float" office:value="236.063" calcext:value-type="float">
            <text:p>236.06</text:p>
          </table:table-cell>
          <table:table-cell office:value-type="float" office:value="189.892" calcext:value-type="float">
            <text:p>189.8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3"/>
          <table:table-cell table:style-name="ce3" table:formula="of:=AVERAGE([.C23:.C32])" office:value-type="float" office:value="240.1864" calcext:value-type="float">
            <text:p>240.19</text:p>
          </table:table-cell>
          <table:table-cell table:style-name="ce3" table:formula="of:=AVERAGE([.D23:.D32])" office:value-type="float" office:value="194.1111" calcext:value-type="float">
            <text:p>194.1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3"/>
          <table:table-cell table:style-name="ce3" table:formula="of:=MEDIAN([.C23:.C32])" office:value-type="float" office:value="239.521" calcext:value-type="float">
            <text:p>239.52</text:p>
          </table:table-cell>
          <table:table-cell table:style-name="ce3" table:formula="of:=MEDIAN([.D23:.D32])" office:value-type="float" office:value="191.7265" calcext:value-type="float">
            <text:p>191.73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1" office:value-type="string" calcext:value-type="string">
            <text:p>Bench 1, Config 3</text:p>
          </table:table-cell>
          <table:table-cell table:number-columns-repeated="1023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091226fe</text:p>
          </table:table-cell>
          <table:table-cell table:style-name="ce2" office:value-type="string" calcext:value-type="string">
            <text:p>c3e4878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 1</text:p>
          </table:table-cell>
          <table:table-cell/>
          <table:table-cell office:value-type="float" office:value="3674.7" calcext:value-type="float">
            <text:p>3674.7</text:p>
          </table:table-cell>
          <table:table-cell office:value-type="float" office:value="2914.13" calcext:value-type="float">
            <text:p>2914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 2</text:p>
          </table:table-cell>
          <table:table-cell/>
          <table:table-cell office:value-type="float" office:value="3915.4" calcext:value-type="float">
            <text:p>3915.4</text:p>
          </table:table-cell>
          <table:table-cell office:value-type="float" office:value="2960.44" calcext:value-type="float">
            <text:p>2960.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 3</text:p>
          </table:table-cell>
          <table:table-cell/>
          <table:table-cell office:value-type="float" office:value="3803.54" calcext:value-type="float">
            <text:p>3803.54</text:p>
          </table:table-cell>
          <table:table-cell office:value-type="float" office:value="2909.59" calcext:value-type="float">
            <text:p>2909.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 4</text:p>
          </table:table-cell>
          <table:table-cell/>
          <table:table-cell office:value-type="float" office:value="3685.59" calcext:value-type="float">
            <text:p>3685.59</text:p>
          </table:table-cell>
          <table:table-cell office:value-type="float" office:value="3007.4" calcext:value-type="float">
            <text:p>30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 5</text:p>
          </table:table-cell>
          <table:table-cell/>
          <table:table-cell office:value-type="float" office:value="3690.01" calcext:value-type="float">
            <text:p>3690.01</text:p>
          </table:table-cell>
          <table:table-cell office:value-type="float" office:value="2987.28" calcext:value-type="float">
            <text:p>2987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 6</text:p>
          </table:table-cell>
          <table:table-cell/>
          <table:table-cell office:value-type="float" office:value="3817.36" calcext:value-type="float">
            <text:p>3817.36</text:p>
          </table:table-cell>
          <table:table-cell office:value-type="float" office:value="2914.9" calcext:value-type="float">
            <text:p>2914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 7</text:p>
          </table:table-cell>
          <table:table-cell/>
          <table:table-cell office:value-type="float" office:value="3755.69" calcext:value-type="float">
            <text:p>3755.69</text:p>
          </table:table-cell>
          <table:table-cell office:value-type="float" office:value="2894.32" calcext:value-type="float">
            <text:p>2894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 8</text:p>
          </table:table-cell>
          <table:table-cell/>
          <table:table-cell office:value-type="float" office:value="3839.19" calcext:value-type="float">
            <text:p>3839.19</text:p>
          </table:table-cell>
          <table:table-cell office:value-type="float" office:value="2908.46" calcext:value-type="float">
            <text:p>2908.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 9</text:p>
          </table:table-cell>
          <table:table-cell/>
          <table:table-cell office:value-type="float" office:value="3741.41" calcext:value-type="float">
            <text:p>3741.41</text:p>
          </table:table-cell>
          <table:table-cell office:value-type="float" office:value="2917.39" calcext:value-type="float">
            <text:p>2917.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 10</text:p>
          </table:table-cell>
          <table:table-cell/>
          <table:table-cell office:value-type="float" office:value="3829.39" calcext:value-type="float">
            <text:p>3829.39</text:p>
          </table:table-cell>
          <table:table-cell office:value-type="float" office:value="2917.97" calcext:value-type="float">
            <text:p>2917.9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3"/>
          <table:table-cell table:style-name="ce3" table:formula="of:=AVERAGE([.C41:.C50])" office:value-type="float" office:value="3775.228" calcext:value-type="float">
            <text:p>3775.23</text:p>
          </table:table-cell>
          <table:table-cell table:style-name="ce3" table:formula="of:=AVERAGE([.D41:.D50])" office:value-type="float" office:value="2933.188" calcext:value-type="float">
            <text:p>2933.1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3"/>
          <table:table-cell table:style-name="ce3" table:formula="of:=MEDIAN([.C41:.C50])" office:value-type="float" office:value="3779.615" calcext:value-type="float">
            <text:p>3779.62</text:p>
          </table:table-cell>
          <table:table-cell table:style-name="ce3" table:formula="of:=MEDIAN([.D41:.D50])" office:value-type="float" office:value="2916.145" calcext:value-type="float">
            <text:p>2916.15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00/00/0000</text:date>, <text:time style:data-style-name="N2" text:time-value="16:34:50.4018937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17S</meta:editing-duration>
    <meta:editing-cycles>5</meta:editing-cycles>
    <meta:generator>LibreOffice/4.2.5.2$Linux_X86_64 LibreOffice_project/420m0$Build-2</meta:generator>
    <dc:date>2014-07-23T16:41:31.251355859</dc:date>
    <meta:document-statistic meta:table-count="3" meta:cell-count="130" meta:object-count="0"/>
    <meta:user-defined meta:name="Info 1"/>
    <meta:user-defined meta:name="Info 2"/>
    <meta:user-defined meta:name="Info 3"/>
    <meta:user-defined meta:name="Info 4"/>
  </office:meta>
</office:document-meta>
</file>